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3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方程</text:p>
          </table:table-cell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se 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 or N</text:p>
          </table:table-cell>
          <table:table-cell table:style-name="Default" office:value-type="string" calcext:value-type="string">
            <text:p>error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.635900e-0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.529841e-03</text:p>
          </table:table-cell>
          <table:table-cell table:formula="of:=LOG([.C11]/[.C12])/LOG(2)" office:value-type="float" office:value="0.939493806856282" calcext:value-type="float">
            <text:p>0.93949380685628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.283655e-03</text:p>
          </table:table-cell>
          <table:table-cell table:formula="of:=LOG([.C12]/[.C13])/LOG(2)" office:value-type="float" office:value="0.993676557336558" calcext:value-type="float">
            <text:p>0.9936765573365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2.142198e-03</text:p>
          </table:table-cell>
          <table:table-cell table:formula="of:=LOG([.C13]/[.C14])/LOG(2)" office:value-type="float" office:value="0.999750459695451" calcext:value-type="float">
            <text:p>0.99975045969545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1.070782e-03</text:p>
          </table:table-cell>
          <table:table-cell table:formula="of:=LOG([.C14]/[.C15])/LOG(2)" office:value-type="float" office:value="1.00042703990679" calcext:value-type="float">
            <text:p>1.00042703990679</text:p>
          </table:table-cell>
        </table:table-row>
        <table:table-row table:style-name="ro1">
          <table:table-cell table:number-columns-repeated="3"/>
          <table:table-cell table:formula="of:=LOG([.C15]/[.C16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LOG([.C16]/[.C17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LOG([.C17]/[.C18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2"/>
          <table:table-cell table:formula="of:=LOG([.C18]/[.C19])/LOG(2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.550422e-0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.154781e-04</text:p>
          </table:table-cell>
          <table:table-cell table:formula="of:=LOG([.C21]/[.C22])/LOG(2)" office:value-type="float" office:value="1.89981660826108" calcext:value-type="float">
            <text:p>1.8998166082610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.046874e-04</text:p>
          </table:table-cell>
          <table:table-cell table:formula="of:=LOG([.C22]/[.C23])/LOG(2)" office:value-type="float" office:value="1.98868462166517" calcext:value-type="float">
            <text:p>1.988684621665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2.617367e-05</text:p>
          </table:table-cell>
          <table:table-cell table:formula="of:=LOG([.C23]/[.C24])/LOG(2)" office:value-type="float" office:value="1.99989967794854" calcext:value-type="float">
            <text:p>1.9998996779485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6.540898e-06</text:p>
          </table:table-cell>
          <table:table-cell table:formula="of:=LOG([.C24]/[.C25])/LOG(2)" office:value-type="float" office:value="2.00055560723837" calcext:value-type="float">
            <text:p>2.00055560723837</text:p>
          </table:table-cell>
        </table:table-row>
        <table:table-row table:style-name="ro1">
          <table:table-cell table:number-columns-repeated="3"/>
          <table:table-cell table:formula="of:=LOG([.C25]/[.C26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LOG([.C26]/[.C27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LOG([.C27]/[.C28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2"/>
          <table:table-cell table:formula="of:=LOG([.C28]/[.C29])/LOG(2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00/00/00</text:date>, <text:time style:data-style-name="N2" text:time-value="12:11:46.356642118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1:15:30.329985849</meta:creation-date>
    <dc:date>2025-09-25T12:19:09.308278795</dc:date>
    <meta:editing-duration>PT8M58S</meta:editing-duration>
    <meta:editing-cycles>4</meta:editing-cycles>
    <meta:generator>LibreOffice/24.2.7.2$Linux_X86_64 LibreOffice_project/420$Build-2</meta:generator>
    <meta:document-statistic meta:table-count="1" meta:cell-count="44" meta:object-count="0"/>
  </office:meta>
</office:document-meta>
</file>